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Heading_20_1">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2" style:family="paragraph" style:parent-style-name="Heading_20_2">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list-style-name="L1">
      <style:paragraph-properties fo:margin-left="0cm" fo:margin-right="0cm" fo:text-indent="0cm" style:auto-text-indent="false"/>
    </style:style>
    <style:style style:name="P5" style:family="paragraph" style:parent-style-name="Text_20_body" style:list-style-name="L1">
      <style:paragraph-properties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7" style:family="paragraph" style:parent-style-name="Text_20_body" style:list-style-name="L2">
      <style:paragraph-properties fo:margin-left="0cm" fo:margin-right="0cm" fo:text-indent="0cm" style:auto-text-indent="false"/>
    </style:style>
    <style:style style:name="P8" style:family="paragraph" style:parent-style-name="Text_20_body" style:list-style-name="L2">
      <style:paragraph-properties fo:text-indent="0cm" style:auto-text-indent="false"/>
    </style:style>
    <style:style style:name="P9" style:family="paragraph" style:parent-style-name="Text_20_body" style:list-style-name="L3">
      <style:paragraph-properties fo:margin-left="0cm" fo:margin-right="0cm" fo:text-indent="0cm" style:auto-text-indent="false"/>
    </style:style>
    <style:style style:name="P10" style:family="paragraph" style:parent-style-name="Text_20_body" style:list-style-name="L3">
      <style:paragraph-properties fo:text-indent="0cm" style:auto-text-indent="false"/>
    </style:style>
    <style:style style:name="P11" style:family="paragraph" style:parent-style-name="Text_20_body" style:list-style-name="L4">
      <style:paragraph-properties fo:margin-left="0cm" fo:margin-right="0cm" fo:text-indent="0cm" style:auto-text-indent="false"/>
    </style:style>
    <style:style style:name="P12" style:family="paragraph" style:parent-style-name="Text_20_body" style:list-style-name="L4">
      <style:paragraph-properties fo:text-indent="0cm" style:auto-text-indent="false"/>
    </style:style>
    <style:style style:name="P13" style:family="paragraph" style:parent-style-name="Text_20_body" style:list-style-name="L5">
      <style:paragraph-properties fo:margin-left="0cm" fo:margin-right="0cm" fo:text-indent="0cm" style:auto-text-indent="false"/>
    </style:style>
    <style:style style:name="P14" style:family="paragraph" style:parent-style-name="Text_20_body" style:list-style-name="L5">
      <style:paragraph-properties fo:text-indent="0cm" style:auto-text-indent="false"/>
    </style:style>
    <style:style style:name="P15" style:family="paragraph" style:parent-style-name="Text_20_body" style:list-style-name="L6">
      <style:paragraph-properties fo:margin-left="0cm" fo:margin-right="0cm" fo:text-indent="0cm" style:auto-text-indent="false"/>
    </style:style>
    <style:style style:name="P16" style:family="paragraph" style:parent-style-name="Text_20_body" style:list-style-name="L6">
      <style:paragraph-properties fo:text-indent="0cm" style:auto-text-indent="false"/>
    </style:style>
    <style:style style:name="P17" style:family="paragraph" style:parent-style-name="Text_20_body" style:list-style-name="L7">
      <style:paragraph-properties fo:margin-left="0cm" fo:margin-right="0cm" fo:text-indent="0cm" style:auto-text-indent="false"/>
    </style:style>
    <style:style style:name="P18" style:family="paragraph" style:parent-style-name="Text_20_body" style:list-style-name="L7">
      <style:paragraph-properties fo:text-indent="0cm" style:auto-text-indent="false"/>
    </style:style>
    <style:style style:name="P19" style:family="paragraph" style:parent-style-name="Text_20_body" style:list-style-name="L8">
      <style:paragraph-properties fo:margin-left="0cm" fo:margin-right="0cm" fo:text-indent="0cm" style:auto-text-indent="false"/>
    </style:style>
    <style:style style:name="P20" style:family="paragraph" style:parent-style-name="Text_20_body" style:list-style-name="L8">
      <style:paragraph-properties fo:text-indent="0cm" style:auto-text-indent="false"/>
    </style:style>
    <style:style style:name="P21" style:family="paragraph" style:parent-style-name="Heading_20_3">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22" style:family="paragraph" style:parent-style-name="Text_20_body" style:list-style-name="L9">
      <style:paragraph-properties fo:margin-left="0cm" fo:margin-right="0cm" fo:text-indent="0cm" style:auto-text-indent="false"/>
      <style:text-properties fo:font-variant="normal" fo:text-transform="none" fo:color="#000000" loext:opacity="100%" fo:letter-spacing="normal"/>
    </style:style>
    <style:style style:name="P23" style:family="paragraph" style:parent-style-name="Text_20_body" style:list-style-name="L9">
      <style:paragraph-properties fo:text-indent="0cm" style:auto-text-indent="false"/>
      <style:text-properties fo:font-variant="normal" fo:text-transform="none" fo:color="#000000" loext:opacity="100%" fo:letter-spacing="normal"/>
    </style:style>
    <style:style style:name="P24" style:family="paragraph" style:parent-style-name="Text_20_body" style:list-style-name="L10">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25" style:family="paragraph" style:parent-style-name="Text_20_body" style:list-style-name="L10">
      <style:paragraph-properties fo:text-indent="0cm" style:auto-text-indent="false"/>
      <style:text-properties fo:font-variant="normal" fo:text-transform="none" fo:color="#000000" loext:opacity="100%" fo:letter-spacing="normal" fo:font-style="normal" fo:font-weight="normal"/>
    </style:style>
    <style:style style:name="P26" style:family="paragraph" style:parent-style-name="Text_20_body" style:list-style-name="L11">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27" style:family="paragraph" style:parent-style-name="Text_20_body" style:list-style-name="L11">
      <style:paragraph-properties fo:text-indent="0cm" style:auto-text-indent="false"/>
      <style:text-properties fo:font-variant="normal" fo:text-transform="none" fo:color="#000000" loext:opacity="100%" fo:letter-spacing="normal" fo:font-style="normal" fo:font-weight="normal"/>
    </style:style>
    <style:style style:name="P28" style:family="paragraph" style:parent-style-name="Text_20_body" style:list-style-name="L12">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29" style:family="paragraph" style:parent-style-name="Text_20_body" style:list-style-name="L12">
      <style:paragraph-properties fo:text-indent="0cm" style:auto-text-indent="false"/>
      <style:text-properties fo:font-variant="normal" fo:text-transform="none" fo:color="#000000" loext:opacity="100%" fo:letter-spacing="normal" fo:font-style="normal" fo:font-weight="normal"/>
    </style:style>
    <style:style style:name="T1" style:family="text">
      <style:text-properties fo:font-variant="normal" fo:text-transform="none" fo:color="#000000" loext:opacity="100%" fo:letter-spacing="normal" fo:font-style="normal" fo:font-weight="normal"/>
    </style:style>
    <style:style style:name="T2" style:family="text">
      <style:text-properties fo:font-style="normal" fo:font-weight="normal"/>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ain Findings from the Survey</text:h>
      <text:h text:style-name="P2" text:outline-level="2">Executive Summary</text:h>
      <text:p text:style-name="P3"><text:span text:style-name="T1">This section presents the key results of a two-language survey that explored the use of artificial intelligence (AI) tools by university students in academic activities and their impact on their understanding of international political events. The survey was conducted in two language versions (Turkish and English) using identical questions. A total of </text:span><text:span text:style-name="Strong_20_Emphasis"><text:span text:style-name="T1">62 responses</text:span></text:span><text:span text:style-name="T1">were collected, including </text:span><text:span text:style-name="Strong_20_Emphasis"><text:span text:style-name="T1">28 Turkish responses and 34 English responses</text:span></text:span><text:span text:style-name="T1">.</text:span></text:p>
      <text:p text:style-name="P3"><text:span text:style-name="T1">The findings indicate that AI tools are already widespread in students’ academic activities. Nearly half of the respondents (48.4%) report that they use AI tools </text:span><text:span text:style-name="Strong_20_Emphasis"><text:span text:style-name="T1">every day</text:span></text:span><text:span text:style-name="T1">, while </text:span><text:span text:style-name="Strong_20_Emphasis"><text:span text:style-name="T1">24.2%</text:span></text:span><text:span text:style-name="T1"> use them </text:span><text:span text:style-name="Strong_20_Emphasis"><text:span text:style-name="T1">a few times a week</text:span></text:span><text:span text:style-name="T1">. Overall, </text:span><text:span text:style-name="Strong_20_Emphasis"><text:span text:style-name="T1">72.6% of the participants actively use AI tools in their academic work</text:span></text:span><text:span text:style-name="T1">.</text:span></text:p>
      <text:p text:style-name="P3"><text:span text:style-name="T1">Despite this widespread use, the results reveal a </text:span><text:span text:style-name="Strong_20_Emphasis"><text:span text:style-name="T1">significant verification gap</text:span></text:span><text:span text:style-name="T1">. Although </text:span><text:span text:style-name="Strong_20_Emphasis"><text:span text:style-name="T1">71% of respondents report encountering false or misleading information generated by AI</text:span></text:span><text:span text:style-name="T1">, only </text:span><text:span text:style-name="Strong_20_Emphasis"><text:span text:style-name="T1">8.1% state that they always verify AI-generated information using other sources</text:span></text:span><text:span text:style-name="T1">. The majority of respondents (</text:span><text:span text:style-name="Strong_20_Emphasis"><text:span text:style-name="T1">79%</text:span></text:span><text:span text:style-name="T1">) verify information only </text:span><text:span text:style-name="Strong_20_Emphasis"><text:span text:style-name="T1">sometimes</text:span></text:span><text:span text:style-name="T1">, which indicates that verification practices are inconsistent.</text:span></text:p>
      <text:p text:style-name="P3"><text:span text:style-name="T1">The survey also shows that AI is becoming increasingly popular as a tool for understanding global political developments. Approximately </text:span><text:span text:style-name="Strong_20_Emphasis"><text:span text:style-name="T1">62.9% of respondents report that they use AI at least occasionally to interpret international political issues</text:span></text:span><text:span text:style-name="T1">. Although most students consider AI useful for learning complex topics, the open-ended responses reveal several important concerns related to </text:span><text:span text:style-name="Strong_20_Emphasis"><text:span text:style-name="T1">misinformation, plagiarism, and the decline of critical thinking</text:span></text:span><text:span text:style-name="T1">.</text:span></text:p>
      <text:p text:style-name="P3"><text:span text:style-name="T1">Overall, the findings show that students recognise the usefulness of AI tools but often </text:span><text:span text:style-name="Strong_20_Emphasis"><text:span text:style-name="T1">lack systematic methods for verifying AI-generated information</text:span></text:span><text:span text:style-name="T1">. These results form the empirical basis for the development of a </text:span><text:span text:style-name="Strong_20_Emphasis"><text:span text:style-name="T1">Responsible AI Guide for Students</text:span></text:span><text:span text:style-name="T1">, which aims to encourage more careful and critical use of AI in academic research.</text:span></text:p>
      <text:p text:style-name="Horizontal_20_Line"/>
      <text:h text:style-name="P1" text:outline-level="1">Methodology</text:h>
      <text:p text:style-name="P3"><text:span text:style-name="T1">The survey was conducted using </text:span><text:span text:style-name="Strong_20_Emphasis"><text:span text:style-name="T1">Google Forms</text:span></text:span><text:span text:style-name="T1"> and distributed online. Two versions of the questionnaire were created: one in </text:span><text:span text:style-name="Strong_20_Emphasis"><text:span text:style-name="T1">Turkish</text:span></text:span><text:span text:style-name="T1"> and one in </text:span><text:span text:style-name="Strong_20_Emphasis"><text:span text:style-name="T1">English</text:span></text:span><text:span text:style-name="T1">. Using two language versions allowed the survey to reach a wider range of students and increased participation among both Turkish-speaking and international students.</text:span></text:p>
      <text:p text:style-name="P3"><text:span text:style-name="T1">The questionnaire consisted of </text:span><text:span text:style-name="Strong_20_Emphasis"><text:span text:style-name="T1">three main sections</text:span></text:span><text:span text:style-name="T1">:</text:span></text:p>
      <text:list text:style-name="L1">
        <text:list-item>
          <text:p text:style-name="P4"><text:span text:style-name="Strong_20_Emphasis"><text:span text:style-name="T1">Demographic questions</text:span></text:span><text:span text:style-name="T1"> (age, field of study, country of study)</text:span></text:p>
        </text:list-item>
        <text:list-item>
          <text:p text:style-name="P5"><text:span text:style-name="Strong_20_Emphasis"><text:span text:style-name="T1">Multiple-choice questions</text:span></text:span><text:span text:style-name="T1"> examining AI usage habits and attitudes</text:span></text:p>
        </text:list-item>
        <text:list-item>
          <text:p text:style-name="P5"><text:span text:style-name="Strong_20_Emphasis"><text:span text:style-name="T1">One open-ended question</text:span></text:span><text:span text:style-name="T1"> asking respondents to describe the biggest risks of using AI tools for academic research</text:span></text:p>
        </text:list-item>
      </text:list>
      <text:p text:style-name="P3"><text:soft-page-break/><text:span text:style-name="T1">Because the analysis relies on aggregated survey charts and screenshots rather than individual-level datasets, it is not possible to determine whether some participants completed both language versions. Therefore, the total sample is reported as </text:span><text:span text:style-name="Strong_20_Emphasis"><text:span text:style-name="T1">62 responses rather than confirmed unique individuals</text:span></text:span><text:span text:style-name="T1">.</text:span></text:p>
      <text:p text:style-name="Horizontal_20_Line"/>
      <text:h text:style-name="P1" text:outline-level="1">Demographic Profile of Respondents</text:h>
      <text:p text:style-name="P3"><text:span text:style-name="T1">The demographic results indicate that most respondents fall within the typical university age range. More than </text:span><text:span text:style-name="Strong_20_Emphasis"><text:span text:style-name="T1">50% of respondents (51.6%) are between the ages of 21 and 23</text:span></text:span><text:span text:style-name="T1">. The Turkish sample includes a larger proportion of older respondents (26+), while the English sample contains more students studying in Poland.</text:span></text:p>
      <text:p text:style-name="P3"><text:span text:style-name="T1">Most respondents come from </text:span><text:span text:style-name="Strong_20_Emphasis"><text:span text:style-name="T1">diverse academic backgrounds rather than a single discipline</text:span></text:span><text:span text:style-name="T1">. Although the survey targeted students interested in global politics, only </text:span><text:span text:style-name="Strong_20_Emphasis"><text:span text:style-name="T1">12.9% of respondents reported studying International Relations</text:span></text:span><text:span text:style-name="T1">, while the majority (</text:span><text:span text:style-name="Strong_20_Emphasis"><text:span text:style-name="T1">80.6%</text:span></text:span><text:span text:style-name="T1">) indicated that they study other fields.</text:span></text:p>
      <text:p text:style-name="P3"><text:span text:style-name="T1">This diversity suggests that </text:span><text:span text:style-name="Strong_20_Emphasis"><text:span text:style-name="T1">AI tools are used across many academic disciplines</text:span></text:span><text:span text:style-name="T1">, not only in political science or international relations.</text:span></text:p>
      <text:p text:style-name="Horizontal_20_Line"/>
      <text:h text:style-name="P1" text:outline-level="1">AI Usage Frequency</text:h>
      <text:p text:style-name="P6">The results clearly demonstrate that AI tools are widely used in academic contexts.</text:p>
      <text:p text:style-name="P6">Across the combined dataset:</text:p>
      <text:list text:style-name="L2">
        <text:list-item>
          <text:p text:style-name="P7"><text:span text:style-name="Strong_20_Emphasis"><text:span text:style-name="T1">48.4%</text:span></text:span><text:span text:style-name="T1"> of respondents use AI </text:span><text:span text:style-name="Strong_20_Emphasis"><text:span text:style-name="T1">daily</text:span></text:span></text:p>
        </text:list-item>
        <text:list-item>
          <text:p text:style-name="P8"><text:span text:style-name="Strong_20_Emphasis"><text:span text:style-name="T1">24.2%</text:span></text:span><text:span text:style-name="T1"> use AI </text:span><text:span text:style-name="Strong_20_Emphasis"><text:span text:style-name="T1">several times a week</text:span></text:span></text:p>
        </text:list-item>
        <text:list-item>
          <text:p text:style-name="P8"><text:span text:style-name="Strong_20_Emphasis"><text:span text:style-name="T1">17.7%</text:span></text:span><text:span text:style-name="T1"> use AI </text:span><text:span text:style-name="Strong_20_Emphasis"><text:span text:style-name="T1">sometimes</text:span></text:span></text:p>
        </text:list-item>
        <text:list-item>
          <text:p text:style-name="P8"><text:span text:style-name="Strong_20_Emphasis"><text:span text:style-name="T1">9.7%</text:span></text:span><text:span text:style-name="T1"> use AI </text:span><text:span text:style-name="Strong_20_Emphasis"><text:span text:style-name="T1">rarely</text:span></text:span></text:p>
        </text:list-item>
      </text:list>
      <text:p text:style-name="P3"><text:span text:style-name="T1">No respondents reported </text:span><text:span text:style-name="Strong_20_Emphasis"><text:span text:style-name="T1">never using AI tools</text:span></text:span><text:span text:style-name="T1">.</text:span></text:p>
      <text:p text:style-name="P3"><text:span text:style-name="T1">These findings indicate that AI tools have become a </text:span><text:span text:style-name="Strong_20_Emphasis"><text:span text:style-name="T1">routine part of students’ academic workflows</text:span></text:span><text:span text:style-name="T1">. The high rate of daily use suggests that AI functions as an everyday support tool for tasks such as </text:span><text:span text:style-name="Strong_20_Emphasis"><text:span text:style-name="T1">summarising texts, explaining complex concepts, or assisting with writing</text:span></text:span><text:span text:style-name="T1">.</text:span></text:p>
      <text:p text:style-name="Horizontal_20_Line"/>
      <text:h text:style-name="P1" text:outline-level="1">Use of AI for Understanding International Political Events</text:h>
      <text:p text:style-name="P6">The survey also examined whether students use AI tools to learn about global political events.</text:p>
      <text:p text:style-name="P6"><text:soft-page-break/>The results show that:</text:p>
      <text:list text:style-name="L3">
        <text:list-item>
          <text:p text:style-name="P9"><text:span text:style-name="Strong_20_Emphasis"><text:span text:style-name="T1">25.8%</text:span></text:span><text:span text:style-name="T1"> of respondents use AI </text:span><text:span text:style-name="Strong_20_Emphasis"><text:span text:style-name="T1">often</text:span></text:span><text:span text:style-name="T1"> for this purpose</text:span></text:p>
        </text:list-item>
        <text:list-item>
          <text:p text:style-name="P10"><text:span text:style-name="Strong_20_Emphasis"><text:span text:style-name="T1">37.1%</text:span></text:span><text:span text:style-name="T1"> use AI </text:span><text:span text:style-name="Strong_20_Emphasis"><text:span text:style-name="T1">sometimes</text:span></text:span></text:p>
        </text:list-item>
        <text:list-item>
          <text:p text:style-name="P10"><text:span text:style-name="Strong_20_Emphasis"><text:span text:style-name="T1">19.4%</text:span></text:span><text:span text:style-name="T1"> use AI </text:span><text:span text:style-name="Strong_20_Emphasis"><text:span text:style-name="T1">rarely</text:span></text:span></text:p>
        </text:list-item>
        <text:list-item>
          <text:p text:style-name="P10"><text:span text:style-name="Strong_20_Emphasis"><text:span text:style-name="T1">17.7%</text:span></text:span><text:span text:style-name="T1"> report </text:span><text:span text:style-name="Strong_20_Emphasis"><text:span text:style-name="T1">never using AI for understanding political events</text:span></text:span></text:p>
        </text:list-item>
      </text:list>
      <text:p text:style-name="P3"><text:span text:style-name="T1">These results indicate that AI is increasingly used not only as a </text:span><text:span text:style-name="Strong_20_Emphasis"><text:span text:style-name="T1">writing tool</text:span></text:span><text:span text:style-name="T1">, but also as an </text:span><text:span text:style-name="Strong_20_Emphasis"><text:span text:style-name="T1">information and interpretation tool</text:span></text:span><text:span text:style-name="T1">. Students appear to rely on AI systems to summarise global events, explain geopolitical developments, and provide background information on international issues.</text:span></text:p>
      <text:p text:style-name="Horizontal_20_Line"/>
      <text:h text:style-name="P1" text:outline-level="1">Trust in AI-Generated Information</text:h>
      <text:p text:style-name="P6">The survey also asked respondents how much they trust information generated by AI tools.</text:p>
      <text:p text:style-name="P3"><text:span text:style-name="T1">The results show that trust in AI is generally </text:span><text:span text:style-name="Strong_20_Emphasis"><text:span text:style-name="T1">moderate rather than absolute</text:span></text:span><text:span text:style-name="T1">:</text:span></text:p>
      <text:list text:style-name="L4">
        <text:list-item>
          <text:p text:style-name="P11"><text:span text:style-name="Strong_20_Emphasis"><text:span text:style-name="T1">14.5%</text:span></text:span><text:span text:style-name="T1"> report trusting AI </text:span><text:span text:style-name="Strong_20_Emphasis"><text:span text:style-name="T1">very much</text:span></text:span></text:p>
        </text:list-item>
        <text:list-item>
          <text:p text:style-name="P12"><text:span text:style-name="Strong_20_Emphasis"><text:span text:style-name="T1">72.6%</text:span></text:span><text:span text:style-name="T1"> trust AI </text:span><text:span text:style-name="Strong_20_Emphasis"><text:span text:style-name="T1">somewhat</text:span></text:span></text:p>
        </text:list-item>
        <text:list-item>
          <text:p text:style-name="P12"><text:span text:style-name="Strong_20_Emphasis"><text:span text:style-name="T1">11.3%</text:span></text:span><text:span text:style-name="T1"> trust AI </text:span><text:span text:style-name="Strong_20_Emphasis"><text:span text:style-name="T1">not much</text:span></text:span></text:p>
        </text:list-item>
        <text:list-item>
          <text:p text:style-name="P12"><text:span text:style-name="Strong_20_Emphasis"><text:span text:style-name="T1">1.6%</text:span></text:span><text:span text:style-name="T1"> do </text:span><text:span text:style-name="Strong_20_Emphasis"><text:span text:style-name="T1">not trust AI at all</text:span></text:span></text:p>
        </text:list-item>
      </text:list>
      <text:p text:style-name="P3"><text:span text:style-name="T1">These findings suggest that most students recognise that AI tools are </text:span><text:span text:style-name="Strong_20_Emphasis"><text:span text:style-name="T1">not always reliable</text:span></text:span><text:span text:style-name="T1">. However, moderate trust combined with high usage indicates that AI is still widely used as a </text:span><text:span text:style-name="Strong_20_Emphasis"><text:span text:style-name="T1">convenient source of information despite potential risks</text:span></text:span><text:span text:style-name="T1">.</text:span></text:p>
      <text:p text:style-name="Horizontal_20_Line"/>
      <text:h text:style-name="P1" text:outline-level="1">Awareness of Incorrect or Misleading Information</text:h>
      <text:p text:style-name="P6">The survey included one of the most important questions: whether students had ever encountered incorrect or misleading information generated by AI tools.</text:p>
      <text:p text:style-name="P6">The results show a high level of direct experience with misinformation:</text:p>
      <text:list text:style-name="L5">
        <text:list-item>
          <text:p text:style-name="P13"><text:span text:style-name="Strong_20_Emphasis"><text:span text:style-name="T1">71%</text:span></text:span><text:span text:style-name="T1"> of respondents report encountering misleading or incorrect information</text:span></text:p>
        </text:list-item>
        <text:list-item>
          <text:p text:style-name="P14"><text:span text:style-name="Strong_20_Emphasis"><text:span text:style-name="T1">9.7%</text:span></text:span><text:span text:style-name="T1"> report </text:span><text:span text:style-name="Strong_20_Emphasis"><text:span text:style-name="T1">not encountering such problems</text:span></text:span></text:p>
        </text:list-item>
        <text:list-item>
          <text:p text:style-name="P14"><text:span text:style-name="Strong_20_Emphasis"><text:span text:style-name="T1">19.4%</text:span></text:span><text:span text:style-name="T1"> report being </text:span><text:span text:style-name="Strong_20_Emphasis"><text:span text:style-name="T1">unsure</text:span></text:span></text:p>
        </text:list-item>
      </text:list>
      <text:p text:style-name="P3"><text:span text:style-name="T1">This result is particularly significant. It suggests that the problem of inaccurate AI information is </text:span><text:span text:style-name="Strong_20_Emphasis"><text:span text:style-name="T1">not merely theoretical</text:span></text:span><text:span text:style-name="T1">, as many students have personally observed errors in AI-generated responses.</text:span></text:p>
      <text:p text:style-name="Horizontal_20_Line"/>
      <text:h text:style-name="P1" text:outline-level="1"><text:soft-page-break/>Verification Behaviour</text:h>
      <text:p text:style-name="P3"><text:span text:style-name="T1">Although many students are aware that AI can produce inaccurate information, the survey shows that </text:span><text:span text:style-name="Strong_20_Emphasis"><text:span text:style-name="T1">verification behaviour remains inconsistent</text:span></text:span><text:span text:style-name="T1">.</text:span></text:p>
      <text:p text:style-name="P6">When asked whether they verify AI-generated information using other sources:</text:p>
      <text:list text:style-name="L6">
        <text:list-item>
          <text:p text:style-name="P15"><text:span text:style-name="Strong_20_Emphasis"><text:span text:style-name="T1">8.1%</text:span></text:span><text:span text:style-name="T1"> report </text:span><text:span text:style-name="Strong_20_Emphasis"><text:span text:style-name="T1">always verifying</text:span></text:span></text:p>
        </text:list-item>
        <text:list-item>
          <text:p text:style-name="P16"><text:span text:style-name="Strong_20_Emphasis"><text:span text:style-name="T1">79%</text:span></text:span><text:span text:style-name="T1"> report </text:span><text:span text:style-name="Strong_20_Emphasis"><text:span text:style-name="T1">sometimes verifying</text:span></text:span></text:p>
        </text:list-item>
        <text:list-item>
          <text:p text:style-name="P16"><text:span text:style-name="Strong_20_Emphasis"><text:span text:style-name="T1">9.7%</text:span></text:span><text:span text:style-name="T1"> report </text:span><text:span text:style-name="Strong_20_Emphasis"><text:span text:style-name="T1">rarely verifying</text:span></text:span></text:p>
        </text:list-item>
        <text:list-item>
          <text:p text:style-name="P16"><text:span text:style-name="Strong_20_Emphasis"><text:span text:style-name="T1">3.2%</text:span></text:span><text:span text:style-name="T1"> report </text:span><text:span text:style-name="Strong_20_Emphasis"><text:span text:style-name="T1">never verifying</text:span></text:span></text:p>
        </text:list-item>
      </text:list>
      <text:p text:style-name="P3"><text:span text:style-name="T1">This result highlights the </text:span><text:span text:style-name="Strong_20_Emphasis"><text:span text:style-name="T1">central issue identified in the survey: the verification gap</text:span></text:span><text:span text:style-name="T1">. Students often recognise that AI tools can produce incorrect information, yet they do not consistently verify the information they receive.</text:span></text:p>
      <text:p text:style-name="Horizontal_20_Line"/>
      <text:h text:style-name="P1" text:outline-level="1">Most Frequently Used AI Tools</text:h>
      <text:p text:style-name="P6">The survey also examined which AI tools students use most frequently.</text:p>
      <text:p text:style-name="P6">The results show a strong dominance of chatbot-based AI tools:</text:p>
      <text:list text:style-name="L7">
        <text:list-item>
          <text:p text:style-name="P17"><text:span text:style-name="Strong_20_Emphasis"><text:span text:style-name="T1">ChatGPT – 69.4%</text:span></text:span></text:p>
        </text:list-item>
        <text:list-item>
          <text:p text:style-name="P18"><text:span text:style-name="Strong_20_Emphasis"><text:span text:style-name="T1">Gemini – 24.2%</text:span></text:span></text:p>
        </text:list-item>
        <text:list-item>
          <text:p text:style-name="P18"><text:span text:style-name="Strong_20_Emphasis"><text:span text:style-name="T1">Other tools – 4.8%</text:span></text:span></text:p>
        </text:list-item>
        <text:list-item>
          <text:p text:style-name="P18"><text:span text:style-name="Strong_20_Emphasis"><text:span text:style-name="T1">Copilot – 1.6%</text:span></text:span></text:p>
        </text:list-item>
      </text:list>
      <text:p text:style-name="P3"><text:span text:style-name="T1">No respondents reported using </text:span><text:span text:style-name="Strong_20_Emphasis"><text:span text:style-name="T1">Claude</text:span></text:span><text:span text:style-name="T1"> as their primary tool.</text:span></text:p>
      <text:p text:style-name="P3"><text:span text:style-name="T1">These findings suggest that guidance on responsible AI use should focus mainly on </text:span><text:span text:style-name="Strong_20_Emphasis"><text:span text:style-name="T1">generative chatbot systems</text:span></text:span><text:span text:style-name="T1">, as these tools represent the most common AI tools used by students.</text:span></text:p>
      <text:p text:style-name="Horizontal_20_Line"/>
      <text:h text:style-name="P1" text:outline-level="1">Perceived Benefits of AI in Understanding Global Issues</text:h>
      <text:p text:style-name="P6">Students were also asked whether AI helps them better understand global political issues.</text:p>
      <text:p text:style-name="P6">The results show generally positive attitudes:</text:p>
      <text:list text:style-name="L8">
        <text:list-item>
          <text:p text:style-name="P19"><text:span text:style-name="Strong_20_Emphasis"><text:span text:style-name="T1">45.2%</text:span></text:span><text:span text:style-name="T1"> answered </text:span><text:span text:style-name="Strong_20_Emphasis"><text:span text:style-name="T1">Yes</text:span></text:span></text:p>
        </text:list-item>
        <text:list-item>
          <text:p text:style-name="P20"><text:span text:style-name="Strong_20_Emphasis"><text:span text:style-name="T1">45.2%</text:span></text:span><text:span text:style-name="T1"> answered </text:span><text:span text:style-name="Strong_20_Emphasis"><text:span text:style-name="T1">Maybe</text:span></text:span></text:p>
        </text:list-item>
        <text:list-item>
          <text:p text:style-name="P20"><text:span text:style-name="Strong_20_Emphasis"><text:span text:style-name="T1">9.7%</text:span></text:span><text:span text:style-name="T1"> answered </text:span><text:span text:style-name="Strong_20_Emphasis"><text:span text:style-name="T1">No</text:span></text:span></text:p>
        </text:list-item>
      </text:list>
      <text:p text:style-name="P3"><text:soft-page-break/><text:span text:style-name="T1">These findings indicate that most students view AI as a </text:span><text:span text:style-name="Strong_20_Emphasis"><text:span text:style-name="T1">useful tool for understanding complex global issues</text:span></text:span><text:span text:style-name="T1">. However, the earlier findings regarding misinformation and verification gaps suggest that this usefulness must be balanced with </text:span><text:span text:style-name="Strong_20_Emphasis"><text:span text:style-name="T1">responsible usage practices</text:span></text:span><text:span text:style-name="T1">.</text:span></text:p>
      <text:p text:style-name="Horizontal_20_Line"/>
      <text:h text:style-name="P1" text:outline-level="1">Thematic Analysis of Open-Ended Responses</text:h>
      <text:p text:style-name="P3"><text:span text:style-name="T1">The open-ended question asked participants to describe what they believe is the </text:span><text:span text:style-name="Strong_20_Emphasis"><text:span text:style-name="T1">biggest risk of using AI tools for academic research</text:span></text:span><text:span text:style-name="T1">.</text:span></text:p>
      <text:p text:style-name="P3"><text:span text:style-name="T1">A total of </text:span><text:span text:style-name="Strong_20_Emphasis"><text:span text:style-name="T1">34 open-ended responses</text:span></text:span><text:span text:style-name="T1"> were analysed using thematic coding. Several recurring themes emerged.</text:span></text:p>
      <text:h text:style-name="P21" text:outline-level="3">1. Inaccurate or misleading information</text:h>
      <text:p text:style-name="P6">The most frequently mentioned concern was the risk that AI tools may provide incorrect or misleading answers.</text:p>
      <text:p text:style-name="P6">Examples include statements such as:</text:p>
      <text:list text:style-name="L9">
        <text:list-item>
          <text:p text:style-name="P22">“<text:span text:style-name="T2">AI can sometimes give wrong information.”</text:span></text:p>
        </text:list-item>
        <text:list-item>
          <text:p text:style-name="P23">“<text:span text:style-name="T2">Incorrect information may mislead students.”</text:span></text:p>
        </text:list-item>
      </text:list>
      <text:p text:style-name="P3"><text:span text:style-name="T1">Several respondents emphasised that AI responses can </text:span><text:span text:style-name="Strong_20_Emphasis"><text:span text:style-name="T1">appear confident even when they are incorrect</text:span></text:span><text:span text:style-name="T1">.</text:span></text:p>
      <text:p text:style-name="Horizontal_20_Line"/>
      <text:h text:style-name="P21" text:outline-level="3">2. Lack of source verification</text:h>
      <text:p text:style-name="P3"><text:span text:style-name="T1">Another common theme was the risk of using AI outputs </text:span><text:span text:style-name="Strong_20_Emphasis"><text:span text:style-name="T1">without checking reliable sources</text:span></text:span><text:span text:style-name="T1">.</text:span></text:p>
      <text:p text:style-name="P6">Participants expressed concerns about:</text:p>
      <text:list text:style-name="L10">
        <text:list-item>
          <text:p text:style-name="P24">fabricated or incorrect citations</text:p>
        </text:list-item>
        <text:list-item>
          <text:p text:style-name="P25">lack of references</text:p>
        </text:list-item>
        <text:list-item>
          <text:p text:style-name="P25">relying on AI summaries instead of primary sources</text:p>
        </text:list-item>
      </text:list>
      <text:p text:style-name="Horizontal_20_Line"/>
      <text:h text:style-name="P21" text:outline-level="3">3. Academic integrity risks and plagiarism</text:h>
      <text:p text:style-name="P3"><text:span text:style-name="T1">Several respondents highlighted the risk that students may </text:span><text:span text:style-name="Strong_20_Emphasis"><text:span text:style-name="T1">copy AI-generated content directly into assignments without proper verification or attribution</text:span></text:span><text:span text:style-name="T1">.</text:span></text:p>
      <text:p text:style-name="P6">Comments included concerns about:</text:p>
      <text:list text:style-name="L11">
        <text:list-item>
          <text:p text:style-name="P26">plagiarism</text:p>
        </text:list-item>
        <text:list-item>
          <text:p text:style-name="P27">copy-paste behaviour</text:p>
        </text:list-item>
        <text:list-item>
          <text:p text:style-name="P27">academic misconduct</text:p>
        </text:list-item>
      </text:list>
      <text:p text:style-name="Horizontal_20_Line"/>
      <text:h text:style-name="P21" text:outline-level="3"><text:soft-page-break/>4. Decline in critical thinking</text:h>
      <text:p text:style-name="P3"><text:span text:style-name="T1">Some respondents expressed concern that heavy reliance on AI may </text:span><text:span text:style-name="Strong_20_Emphasis"><text:span text:style-name="T1">reduce students’ ability to think critically or develop their own opinions</text:span></text:span><text:span text:style-name="T1">.</text:span></text:p>
      <text:p text:style-name="P3"><text:span text:style-name="T1">One respondent noted that relying too heavily on AI could weaken students’ </text:span><text:span text:style-name="Strong_20_Emphasis"><text:span text:style-name="T1">independent analytical thinking</text:span></text:span><text:span text:style-name="T1">.</text:span></text:p>
      <text:p text:style-name="Horizontal_20_Line"/>
      <text:h text:style-name="P21" text:outline-level="3">5. Reduced research engagement</text:h>
      <text:p text:style-name="P3"><text:span text:style-name="T1">Another theme identified in the responses was the risk that AI may </text:span><text:span text:style-name="Strong_20_Emphasis"><text:span text:style-name="T1">discourage deeper research</text:span></text:span><text:span text:style-name="T1">.</text:span></text:p>
      <text:p text:style-name="P3"><text:span text:style-name="T1">Students may rely on quick AI summaries instead of </text:span><text:span text:style-name="Strong_20_Emphasis"><text:span text:style-name="T1">reading academic sources or exploring multiple perspectives</text:span></text:span><text:span text:style-name="T1">.</text:span></text:p>
      <text:p text:style-name="Horizontal_20_Line"/>
      <text:h text:style-name="P1" text:outline-level="1">Interpretation of Key Findings</text:h>
      <text:p text:style-name="P6">The results reveal an important paradox. On the one hand, students use AI tools extensively and consider them helpful for understanding complex topics. On the other hand, many students have already encountered incorrect AI outputs and recognise the risks associated with AI-generated information.</text:p>
      <text:p text:style-name="P3"><text:span text:style-name="T1">The most critical issue emerging from the survey is the </text:span><text:span text:style-name="Strong_20_Emphasis"><text:span text:style-name="T1">verification gap</text:span></text:span><text:span text:style-name="T1">. Although students recognise the possibility of misinformation, verification practices remain inconsistent and often depend on individual motivation rather than systematic habits.</text:span></text:p>
      <text:p text:style-name="P3"><text:span text:style-name="T1">This gap suggests that students need </text:span><text:span text:style-name="Strong_20_Emphasis"><text:span text:style-name="T1">clearer guidance on how to use AI tools responsibly in academic contexts</text:span></text:span><text:span text:style-name="T1">.</text:span></text:p>
      <text:p text:style-name="Horizontal_20_Line"/>
      <text:h text:style-name="P1" text:outline-level="1">Implications for the Responsible AI Guide</text:h>
      <text:p text:style-name="P3"><text:span text:style-name="T1">The findings from this survey directly support the development of a </text:span><text:span text:style-name="Strong_20_Emphasis"><text:span text:style-name="T1">Responsible AI Guide for Students</text:span></text:span><text:span text:style-name="T1">.</text:span></text:p>
      <text:p text:style-name="P6">Such a guide should focus on practical strategies for:</text:p>
      <text:list text:style-name="L12">
        <text:list-item>
          <text:p text:style-name="P28">verifying AI-generated information</text:p>
        </text:list-item>
        <text:list-item>
          <text:p text:style-name="P29">checking sources and citations</text:p>
        </text:list-item>
        <text:list-item>
          <text:p text:style-name="P29">maintaining academic integrity</text:p>
        </text:list-item>
        <text:list-item>
          <text:p text:style-name="P29">using AI as a research assistant rather than a replacement for independent thinking</text:p>
        </text:list-item>
      </text:list>
      <text:p text:style-name="P3"><text:span text:style-name="T1">The goal of the guide is </text:span><text:span text:style-name="Strong_20_Emphasis"><text:span text:style-name="T1">not to discourage AI use</text:span></text:span><text:span text:style-name="T1">, but to promote </text:span><text:span text:style-name="Strong_20_Emphasis"><text:span text:style-name="T1">critical, responsible, and evidence-based interaction with AI tools</text:span></text:span><text:span text:style-name="T1">.</text:span></text:p>
      <text:p text:style-name="Horizontal_20_Line"/>
      <text:h text:style-name="P1" text:outline-level="1"><text:soft-page-break/>References</text:h>
      <text:p text:style-name="P3"><text:span text:style-name="T1">UNESCO (2023). </text:span><text:span text:style-name="Emphasis"><text:span text:style-name="T1">Guidance for Generative AI in Education and Research.</text:span></text:span></text:p>
      <text:p text:style-name="P3"><text:span text:style-name="T1">OECD (2024). </text:span><text:span text:style-name="Emphasis"><text:span text:style-name="T1">Facts Not Fakes: Tackling Disinformation and Strengthening Information Integrity.</text:span></text:span></text:p>
      <text:p text:style-name="P3"><text:span text:style-name="T1">Farquhar, S. et al. (2024). </text:span><text:span text:style-name="Emphasis"><text:span text:style-name="T1">Detecting hallucinations in large language models using semantic entropy.</text:span></text:span><text:span text:style-name="T1"> Nature.</text:span></text:p>
      <text:p text:style-name="Horizontal_20_Lin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3T12:54:17.096773000</meta:creation-date>
    <dc:date>2026-03-13T12:55:09.677189000</dc:date>
    <meta:editing-duration>PT52S</meta:editing-duration>
    <meta:editing-cycles>1</meta:editing-cycles>
    <meta:document-statistic meta:table-count="0" meta:image-count="0" meta:object-count="0" meta:page-count="7" meta:paragraph-count="117" meta:word-count="1607" meta:character-count="10751" meta:non-whitespace-character-count="9298"/>
    <meta:generator>LibreOffice/25.8.2.2$MacOSX_AARCH64 LibreOffice_project/d401f2107ccab8f924a8e2df40f573aab7605b6f</meta:generator>
  </office:meta>
</office:document-meta>
</file>